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8" style:family="paragraph" style:parent-style-name="Standard">
      <style:paragraph-properties fo:text-align="start" style:justify-single-word="false"/>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fo:font-size="11pt" fo:language="es" fo:country="ES" fo:font-weight="normal" style:font-size-asian="11pt" style:font-weight-asian="normal" style:font-size-complex="11pt" style:font-weight-complex="normal"/>
    </style:style>
    <style:style style:name="T6" style:family="text">
      <style:text-properties fo:font-size="11pt" fo:language="es" fo:country="ES" fo:font-weight="normal" officeooo:rsid="001a0cc9" style:font-size-asian="11pt" style:font-weight-asian="normal" style:font-size-complex="11pt" style:font-weight-complex="normal"/>
    </style:style>
    <style:style style:name="T7" style:family="text">
      <style:text-properties fo:font-size="11pt" fo:language="es" fo:country="ES" fo:font-weight="normal" officeooo:rsid="001a6b5a" style:font-size-asian="11pt" style:font-weight-asian="normal" style:font-size-complex="11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8"><text:span text:style-name="T7">Ciudadanos</text:span><text:span text:style-name="T5">, con domicilio en </text:span><text:span text:style-name="T7">CIUDADANOS</text:span><text:span text:style-name="T6">, </text:span><text:span text:style-name="T7">Calle </text:span><text:span text:style-name="T6">Alcalá, 253, 28027 Madrid.</text:span></text:p>
      <text:p text:style-name="P7"/>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6"/>
      <text:p text:style-name="P6">Firmado</text:p>
      <text:p text:style-name="P6"/>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6:57:32.722157628</dc:date>
    <meta:editing-duration>PT56M27S</meta:editing-duration>
    <meta:editing-cycles>9</meta:editing-cycles>
    <meta:generator>LibreOffice/6.1.2.1$Linux_X86_64 LibreOffice_project/65905a128db06ba48db947242809d14d3f9a93fe</meta:generator>
    <meta:document-statistic meta:table-count="0" meta:image-count="0" meta:object-count="0" meta:page-count="1" meta:paragraph-count="18" meta:word-count="447" meta:character-count="2857" meta:non-whitespace-character-count="2425"/>
  </office:meta>
</office:document-meta>
</file>